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2" svg:font-family="roboto, 'Helvetica Neue', Helvetica, Arial, 'Spoqa Han Sans', '맑은 고딕', 'malgun gothic', Dotum, sans-serif"/>
    <style:font-face style:name="roboto1" svg:font-family="roboto, 'Helvetica Neue', Helvetica, Arial, '맑은 고딕', 'malgun gothic', Dotum, sans-serif"/>
    <style:font-face style:name="roboto" svg:font-family="roboto, '맑은 고딕', 'Spoqa Han Sans', 'malgun gothic', Dotum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6.496cm" table:align="left" fo:background-color="transparent">
        <style:background-image/>
      </style:table-properties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1.602cm"/>
    </style:style>
    <style:style style:name="Table1.A1" style:family="table-cell">
      <style:table-cell-properties style:vertical-align="middle" fo:background-color="#202b3d" fo:padding-left="0.212cm" fo:padding-right="0.212cm" fo:padding-top="0.159cm" fo:padding-bottom="0.159cm" fo:border="0.05pt solid #172334">
        <style:background-image/>
      </style:table-cell-properties>
    </style:style>
    <style:style style:name="Table1.A2" style:family="table-cell">
      <style:table-cell-properties style:vertical-align="middle" fo:padding-left="0.212cm" fo:padding-right="0.212cm" fo:padding-top="0.159cm" fo:padding-bottom="0.159cm" fo:border="0.05pt solid #172334"/>
    </style:style>
    <style:style style:name="Table1.B2" style:family="table-cell">
      <style:table-cell-properties style:vertical-align="middle" fo:padding-left="0.212cm" fo:padding-right="0.212cm" fo:padding-top="0.159cm" fo:padding-bottom="0.159cm" fo:border="0.05pt solid #172334"/>
    </style:style>
    <style:style style:name="Table1.C2" style:family="table-cell">
      <style:table-cell-properties style:vertical-align="middle" fo:padding-left="0.212cm" fo:padding-right="0.212cm" fo:padding-top="0.159cm" fo:padding-bottom="0.159cm" fo:border="0.05pt solid #172334"/>
    </style:style>
    <style:style style:name="P1" style:family="paragraph" style:parent-style-name="Table_20_Contents">
      <style:paragraph-properties style:line-height-at-least="0.635cm"/>
      <style:text-properties fo:color="#000000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75%" fo:orphans="2" fo:widows="2" fo:text-indent="0cm" style:auto-text-indent="false"/>
      <style:text-properties fo:font-variant="normal" fo:text-transform="none" fo:color="#000000" fo:font-size="12pt" fo:letter-spacing="normal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75%" fo:orphans="2" fo:widows="2"/>
      <style:text-properties fo:font-variant="normal" fo:text-transform="none" fo:color="#000000" fo:font-size="12pt" fo:letter-spacing="normal" fo:background-color="transparent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loext:contextual-spacing="false" fo:line-height="175%" fo:orphans="2" fo:widows="2"/>
      <style:text-properties fo:font-variant="normal" fo:text-transform="none" fo:color="#000000" fo:font-size="12pt" fo:letter-spacing="normal" fo:background-color="transparent" style:font-size-asian="12pt" style:font-size-complex="12pt"/>
    </style:style>
    <style:style style:name="P5" style:family="paragraph" style:parent-style-name="Heading_20_6">
      <style:text-properties fo:font-variant="normal" fo:text-transform="none" fo:color="#000000" fo:font-size="12pt" fo:letter-spacing="normal" style:font-name-asian="roboto1" style:font-size-asian="12pt" style:font-style-asian="normal" style:font-weight-asian="bold" style:font-size-complex="12pt"/>
    </style:style>
    <style:style style:name="P6" style:family="paragraph" style:parent-style-name="Heading_20_5">
      <style:paragraph-properties fo:margin-top="0cm" fo:margin-bottom="0cm" loext:contextual-spacing="false" fo:line-height="175%" fo:orphans="2" fo:widows="2"/>
      <style:text-properties fo:font-variant="normal" fo:text-transform="none" fo:color="#000000" fo:font-size="12pt" fo:letter-spacing="normal" fo:background-color="transparent" style:font-name-asian="roboto2" style:font-size-asian="12pt" style:font-style-asian="normal" style:font-weight-asian="bold" style:font-size-complex="12pt"/>
    </style:style>
    <style:style style:name="P7" style:family="paragraph" style:parent-style-name="Table_20_Heading">
      <style:paragraph-properties style:line-height-at-least="0.635cm" fo:text-align="start" style:justify-single-word="false"/>
      <style:text-properties fo:color="#ffffff" fo:font-size="12pt" style:font-size-asian="12pt" style:font-size-complex="12pt"/>
    </style:style>
    <style:style style:name="T1" style:family="text">
      <style:text-properties style:font-name="roboto" fo:font-style="normal" fo:font-weight="normal"/>
    </style:style>
    <style:style style:name="T2" style:family="text">
      <style:text-properties style:font-name="roboto" fo:font-size="12pt" fo:font-style="normal" fo:font-weight="normal"/>
    </style:style>
    <style:style style:name="T3" style:family="text">
      <style:text-properties style:font-name-asian="roboto" style:font-style-asian="normal" style:font-weight-asian="normal"/>
    </style:style>
    <style:style style:name="T4" style:family="text">
      <style:text-properties style:font-name-asian="roboto" style:font-size-asian="12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6">문제 설명</text:h>
      <text:p text:style-name="P2"><text:span text:style-name="T3">프로그래머스 팀에서는 기능 개선 작업을 수행 중입니다</text:span><text:span text:style-name="T1">. </text:span><text:span text:style-name="T3">각 기능은 진도가 </text:span><text:span text:style-name="T1">100%</text:span><text:span text:style-name="T3">일 때 서비스에 반영할 수 있습니다</text:span><text:span text:style-name="T1">.</text:span></text:p>
      <text:p text:style-name="P3"><text:span text:style-name="T3">또</text:span><text:span text:style-name="T1">, </text:span><text:span text:style-name="T3">각 기능의 개발속도는 모두 다르기 때문에 뒤에 있는 기능이 앞에 있는 기능보다 먼저 개발될 수 있고</text:span><text:span text:style-name="T1">, </text:span><text:span text:style-name="T3">이때 뒤에 있는 기능은 앞에 있는 기능이 배포될 때 함께 배포됩니다</text:span><text:span text:style-name="T1">.</text:span></text:p>
      <text:p text:style-name="P3"><text:span text:style-name="T3">먼저 배포되어야 하는 순서대로 작업의 진도가 적힌 정수 배열 </text:span><text:span text:style-name="T1">progresses</text:span><text:span text:style-name="T3">와 각 작업의 개발 속도가 적힌 정수 배열 </text:span><text:span text:style-name="T1">speeds</text:span><text:span text:style-name="T3">가 주어질 각 배포마다 몇 개의 기능이 배포되는지를 </text:span><text:span text:style-name="T1">return </text:span><text:span text:style-name="T3">하도록 </text:span><text:span text:style-name="T1">solution </text:span><text:span text:style-name="T3">함수를 완성하세요</text:span><text:span text:style-name="T1">.</text:span></text:p>
      <text:h text:style-name="P6" text:outline-level="5">제한 사항</text:h>
      <text:list xml:id="list3797752323" text:style-name="L1">
        <text:list-item>
          <text:p text:style-name="P4"><text:span text:style-name="T3">작업의 개수</text:span><text:span text:style-name="T1">(progresses, speeds</text:span><text:span text:style-name="T3">배열의 길이</text:span><text:span text:style-name="T1">)</text:span><text:span text:style-name="T3">는 </text:span><text:span text:style-name="T1">100</text:span><text:span text:style-name="T3">개 이하입니다</text:span><text:span text:style-name="T1">.</text:span></text:p>
        </text:list-item>
        <text:list-item>
          <text:p text:style-name="P4"><text:span text:style-name="T3">작업 진도는 </text:span><text:span text:style-name="T1">100 </text:span><text:span text:style-name="T3">미만의 자연수입니다</text:span><text:span text:style-name="T1">.</text:span></text:p>
        </text:list-item>
        <text:list-item>
          <text:p text:style-name="P4"><text:span text:style-name="T3">작업 속도는 </text:span><text:span text:style-name="T1">100 </text:span><text:span text:style-name="T3">이하의 자연수입니다</text:span><text:span text:style-name="T1">.</text:span></text:p>
        </text:list-item>
        <text:list-item>
          <text:p text:style-name="P4"><text:span text:style-name="T3">배포는 하루에 한 번만 할 수 있으며</text:span><text:span text:style-name="T1">, </text:span><text:span text:style-name="T3">하루의 끝에 이루어진다고 가정합니다</text:span><text:span text:style-name="T1">. </text:span><text:span text:style-name="T3">예를 들어 진도율이 </text:span><text:span text:style-name="T1">95%</text:span><text:span text:style-name="T3">인 작업의 개발 속도가 하루에 </text:span><text:span text:style-name="T1">4%</text:span><text:span text:style-name="T3">라면 배포는 </text:span><text:span text:style-name="T1">2</text:span><text:span text:style-name="T3">일 뒤에 이루어집니다</text:span><text:span text:style-name="T1">.</text:span></text:p>
        </text:list-item>
      </text:list>
      <text:h text:style-name="P6" text:outline-level="5">입출력 예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progresses</text:p>
            </table:table-cell>
            <table:table-cell table:style-name="Table1.A1" office:value-type="string">
              <text:p text:style-name="P7">speeds</text:p>
            </table:table-cell>
            <table:table-cell table:style-name="Table1.A1" office:value-type="string">
              <text:p text:style-name="P7">return</text:p>
            </table:table-cell>
          </table:table-row>
        </table:table-header-rows>
        <table:table-row>
          <table:table-cell table:style-name="Table1.A2" office:value-type="string">
            <text:p text:style-name="P1">[<text:bookmark-start text:name="__DdeLink__1_4215948597"/>93,30,55<text:bookmark-end text:name="__DdeLink__1_4215948597"/>]</text:p>
          </table:table-cell>
          <table:table-cell table:style-name="Table1.B2" office:value-type="string">
            <text:p text:style-name="P1">[1,30,5]</text:p>
          </table:table-cell>
          <table:table-cell table:style-name="Table1.C2" office:value-type="string">
            <text:p text:style-name="P1">[2,1]</text:p>
          </table:table-cell>
        </table:table-row>
      </table:table>
      <text:h text:style-name="P6" text:outline-level="5">입출력 예 설명</text:h>
      <text:p text:style-name="P3"><text:span text:style-name="T3">첫 번째 기능은 </text:span><text:span text:style-name="T1">93% </text:span><text:span text:style-name="T3">완료되어 있고 하루에 </text:span><text:span text:style-name="T1">1%</text:span><text:span text:style-name="T3">씩 작업이 가능하므로 </text:span><text:span text:style-name="T1">7</text:span><text:span text:style-name="T3">일간 작업 후 배포가 가능합니다</text:span><text:span text:style-name="T1">.<text:line-break/></text:span><text:span text:style-name="T3">두 번째 기능은 </text:span><text:span text:style-name="T1">30%</text:span><text:span text:style-name="T3">가 완료되어 있고 하루에 </text:span><text:span text:style-name="T1">30%</text:span><text:span text:style-name="T3">씩 작업이 가능하므로 </text:span><text:span text:style-name="T1">3</text:span><text:span text:style-name="T3">일간 작업 후 배포가 가능합니다</text:span><text:span text:style-name="T1">. </text:span><text:span text:style-name="T3">하지만 이전 첫 번째 기능이 아직 완성된 상태가 아니기 때문에 첫 번째 기능이 배포되는 </text:span><text:span text:style-name="T1">7</text:span><text:span text:style-name="T3">일째 배포됩니다</text:span><text:span text:style-name="T1">.<text:line-break/></text:span><text:soft-page-break/><text:span text:style-name="T3">세 번째 기능은 </text:span><text:span text:style-name="T1">55%</text:span><text:span text:style-name="T3">가 완료되어 있고 하루에 </text:span><text:span text:style-name="T1">5%</text:span><text:span text:style-name="T3">씩 작업이 가능하므로 </text:span><text:span text:style-name="T1">9</text:span><text:span text:style-name="T3">일간 작업 후 배포가 가능합니다</text:span><text:span text:style-name="T1">.</text:span></text:p>
      <text:p text:style-name="P3"><text:span text:style-name="T3">따라서 </text:span><text:span text:style-name="T1">7</text:span><text:span text:style-name="T3">일째에 </text:span><text:span text:style-name="T1">2</text:span><text:span text:style-name="T3">개의 기능</text:span><text:span text:style-name="T1">, 9</text:span><text:span text:style-name="T3">일째에 </text:span><text:span text:style-name="T1">1</text:span><text:span text:style-name="T3">개의 기능이 배포됩니다</text:span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2" svg:font-family="roboto, 'Helvetica Neue', Helvetica, Arial, 'Spoqa Han Sans', '맑은 고딕', 'malgun gothic', Dotum, sans-serif"/>
    <style:font-face style:name="roboto1" svg:font-family="roboto, 'Helvetica Neue', Helvetica, Arial, '맑은 고딕', 'malgun gothic', Dotum, sans-serif"/>
    <style:font-face style:name="roboto" svg:font-family="roboto, '맑은 고딕', 'Spoqa Han Sans', 'malgun gothic', Dotum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JP Regular" style:font-family-asian="'Noto Sans CJK JP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JP Regular" style:font-family-asian="'Noto Sans CJK JP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33:45.258257271</meta:creation-date>
    <dc:date>2018-09-26T10:44:23.286887162</dc:date>
    <meta:editing-duration>PT10M38S</meta:editing-duration>
    <meta:editing-cycles>1</meta:editing-cycles>
    <meta:document-statistic meta:table-count="1" meta:image-count="0" meta:object-count="0" meta:page-count="2" meta:paragraph-count="19" meta:word-count="546" meta:character-count="828" meta:non-whitespace-character-count="649"/>
    <meta:generator>LibreOffice/6.0.6.2$Linux_X86_64 LibreOffice_project/00m0$Build-2</meta:generator>
  </office:meta>
</office:document-meta>
</file>